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" style:family="table">
      <style:table-properties style:width="6.6924in" table:align="margins"/>
    </style:style>
    <style:style style:name="TABLE.A" style:family="table-column">
      <style:table-column-properties style:column-width="0.9431in" style:rel-column-width="9234*"/>
    </style:style>
    <style:style style:name="TABLE.B" style:family="table-column">
      <style:table-column-properties style:column-width="5.7493in" style:rel-column-width="5630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0c3fa8" officeooo:paragraph-rsid="000c3fa8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120ff5" officeooo:paragraph-rsid="00120ff5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1" style:family="paragraph" style:parent-style-name="Standard">
      <style:paragraph-properties fo:margin-left="0in" fo:margin-right="0in" fo:margin-top="0.0398in" fo:margin-bottom="0.0398in" loext:contextual-spacing="false" fo:text-align="justify" style:justify-single-word="false" fo:text-indent="0.3154in" style:auto-text-indent="false" style:text-autospace="none">
        <style:tab-stops>
          <style:tab-stop style:position="1.002in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2" style:family="paragraph" style:parent-style-name="Standard">
      <style:paragraph-properties fo:margin-left="0in" fo:margin-right="0in" fo:margin-top="0in" fo:margin-bottom="0.0783in" loext:contextual-spacing="false" fo:text-align="start" style:justify-single-word="false" fo:text-indent="0.1181in" style:auto-text-indent="false" style:text-autospace="none">
        <style:tab-stops>
          <style:tab-stop style:position="1.002in"/>
        </style:tab-stops>
      </style:paragraph-properties>
      <style:text-properties fo:color="#999999" style:font-name="Georgia" fo:font-size="10pt" fo:language="zxx" fo:country="none" officeooo:rsid="00074fbd" officeooo:paragraph-rsid="00074fbd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officeooo:paragraph-rsid="00120ff5" style:font-size-asian="12pt" style:font-size-complex="12pt"/>
    </style:style>
    <style:style style:name="T1" style:family="text">
      <style:text-properties fo:color="#008080" style:font-name="Helvetica Neue" fo:language="zxx" fo:country="none" fo:font-weight="normal" officeooo:rsid="00120ff5" style:font-name-asian="Arial1" style:language-asian="zxx" style:country-asian="none" style:font-weight-asian="normal" style:font-name-complex="Arial1" style:language-complex="zxx" style:country-complex="none" style:font-weight-complex="normal"/>
    </style:style>
    <style:style style:name="T2" style:family="text">
      <style:text-properties fo:color="#008080" style:font-name="Helvetica Neue" fo:language="zxx" fo:country="none" fo:font-weight="normal" officeooo:rsid="0018c629" style:font-name-asian="Arial1" style:language-asian="zxx" style:country-asian="none" style:font-weight-asian="normal" style:font-name-complex="Arial1" style:language-complex="zxx" style:country-complex="none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8">[TAG_02]</text:p>
      <text:p text:style-name="P8"/>
      <text:p text:style-name="P9">[[CALENDAR]]</text:p>
      <text:p text:style-name="P15"><text:span text:style-name="T1">[</text:span><text:span text:style-name="T2">CALLSHEET_DOCUMENT_VERSION]</text:span></text:p>
      <text:p text:style-name="P10">[[/CALENDAR]]</text:p>
      <text:p text:style-name="P3"/>
      <text:p text:style-name="P11">[MAIN_TEXT]</text:p>
      <text:p text:style-name="P2"/>
      <text:section text:style-name="Sect1" text:name="SECTION_01">
        <text:p text:style-name="P7">[NAME]</text:p>
        <text:p text:style-name="P6"/>
        <text:p text:style-name="P12">[INNER_TEXT]</text:p>
        <text:p text:style-name="P2"/>
      </text:section>
      <text:p text:style-name="P4"/>
      <text:p text:style-name="P3"/>
      <table:table table:name="TABLE" table:style-name="TABLE">
        <table:table-column table:style-name="TABLE.A"/>
        <table:table-column table:style-name="TABLE.B"/>
        <table:table-row>
          <table:table-cell table:style-name="TABLE.A1" office:value-type="string">
            <text:p text:style-name="P13">[FIELD]</text:p>
          </table:table-cell>
          <table:table-cell table:style-name="TABLE.B1" office:value-type="string">
            <text:p text:style-name="P14">[TEXT]</text:p>
          </table:table-cell>
        </table:table-row>
      </table:table>
      <text:p text:style-name="P3"/>
      <text:p text:style-name="P5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7-05-17T13:01:40.330703402</dc:date>
    <meta:editing-duration>P1DT3H15M12S</meta:editing-duration>
    <meta:editing-cycles>54</meta:editing-cycles>
    <meta:generator>LibreOffice/5.1.6.2$Linux_X86_64 LibreOffice_project/10m0$Build-2</meta:generator>
    <meta:document-statistic meta:table-count="1" meta:image-count="0" meta:object-count="0" meta:page-count="1" meta:paragraph-count="11" meta:word-count="11" meta:character-count="126" meta:non-whitespace-character-count="126"/>
  </office:meta>
</office:document-meta>
</file>